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4049787107168454016"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21319656" text:continue-numbering="true" text:style-name="L1">
        <text:list-item>
          <text:p text:style-name="P8">Skrivit om all dokumentation, tack github...</text:p>
        </text:list-item>
        <text:list-item>
          <text:p text:style-name="P8">Läst om Ruby on Rails</text:p>
        </text:list-item>
        <text:list-item>
          <text:p text:style-name="P8">Gjort klart Visionen</text:p>
        </text:list-item>
        <text:list-item>
          <text:p text:style-name="P8">Gjort iterationsplan för nästa vecka</text:p>
        </text:list-item>
        <text:list-item>
          <text:p text:style-name="P8">Påbörjat kravspecifikationen</text:p>
        </text:list-item>
        <text:list-item>
          <text:p text:style-name="P8">Installerat RoR lokalt på datorn</text:p>
        </text:list-item>
        <text:list-item>
          <text:p text:style-name="P8">Undersökt om RoR-webhotell</text:p>
        </text:list-item>
        <text:list-item>
          <text:p text:style-name="P8">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21317872" text:continue-numbering="true" text:style-name="L1">
        <text:list-item>
          <text:p text:style-name="P8">Mer RoR-tutorials</text:p>
        </text:list-item>
        <text:list-item>
          <text:p text:style-name="P8">Git via Ruby-consolen</text:p>
        </text:list-item>
        <text:list-item>
          <text:p text:style-name="P8">Hittat webhotell som fungerar</text:p>
        </text:list-item>
        <text:list-item>
          <text:p text:style-name="P8">Publicera på Heroku(webhotellet) via consolen</text:p>
        </text:list-item>
        <text:list-item>
          <text:p text:style-name="P8">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21300770" text:continue-numbering="true" text:style-name="L1">
        <text:list-item>
          <text:p text:style-name="P8">Fysisk modell påbörjad</text:p>
        </text:list-item>
        <text:list-item>
          <text:p text:style-name="P8">Förfinat fysisk modell</text:p>
        </text:list-item>
        <text:list-item>
          <text:p text:style-name="P8">Gjort ny product backlog</text:p>
        </text:list-item>
        <text:list-item>
          <text:p text:style-name="P8">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21326632" text:continue-numbering="true" text:style-name="L1">
        <text:list-item>
          <text:p text:style-name="P8">"Startat om projektet", lyckats rensa github repot och ersatt med ett nytt tomt rails-projekt</text:p>
        </text:list-item>
        <text:list-item>
          <text:p text:style-name="P8">Fått igång och testat rspec för testdriven utveckling.</text:p>
        </text:list-item>
        <text:list-item>
          <text:p text:style-name="P8">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p text:style-name="Text_20_body"/>
      <text:p text:style-name="Text_20_body"/>
      <text:p text:style-name="Text_20_body"/>
      <text:p text:style-name="Text_20_body"/>
      <text:h text:style-name="P4" text:outline-level="2"><text:soft-page-break/>Iteration 4</text:h>
      <text:h text:style-name="Heading_20_3" text:outline-level="3">Veckorstart</text:h>
      <text:p text:style-name="P2">Fortsätta kämpa med TDD och försöka få CRUD på palts på riktigt denna veckan är det viktigaste.</text:p>
      <text:list xml:id="list21325299" text:continue-numbering="true" text:style-name="L1">
        <text:list-item>
          <text:p text:style-name="P8">Kämpat med TDD men endå fått upp mycket tester</text:p>
        </text:list-item>
        <text:list-item>
          <text:p text:style-name="P8">Skapat många modeller och dess CRUD</text:p>
        </text:list-item>
        <text:list-item>
          <text:p text:style-name="P8">Kopplat ihop modeller som har relationer med varandra</text:p>
        </text:list-item>
        <text:list-item>
          <text:p text:style-name="P8">CRUD för "modeller som tillhör modeller"</text:p>
        </text:list-item>
        <text:list-item>
          <text:p text:style-name="P8">Bråkat med github</text:p>
        </text:list-item>
      </text:list>
      <text:h text:style-name="Heading_20_3" text:outline-level="3">Sumering</text:h>
      <text:p text:style-name="Text_20_body">Stökade och bråkade mycket med TDD i början på veckan, kom dock en bit framåt och fick in en del mer tester. Blev trött på allt krabb och känslan av "kommer ingen stans" så jag började programmera mycket av modellerna och dess relationer innan det fanns tester på plats.</text:p>
      <text:p text:style-name="Text_20_body">Försökte dra ner projektet till min bärbara dator från git så jag kan jobba från mer än en dator. Detta <text:s/>var lättare sagt än gjort men fick det att funka till slut. Det dök dock upp nya problem med verisonshanteringen på min sationära dator när jag skulle synka det jobbet från den bärbara. Riktigt stökig vecka med mycket skit, men blev endå en produktiv vecka efter att jag släpte på TDD lite granna.</text:p>
      <text:p text:style-name="Text_20_body"/>
      <text:h text:style-name="P4" text:outline-level="2">Iteration 5</text:h>
      <text:h text:style-name="Heading_20_3" text:outline-level="3">Veckorstart</text:h>
      <text:p text:style-name="P2">Slutspurten börjar nu, minst 40 timmar effektiv tid! Ska få klart tester för modellerna, controllrarna och statiska sidorna som finns fram till nu. Sen finslipa alla klasserna så de känns färdiga. Sen blir det att styla lite så det inte ser så jäkla hämskt ut nu när det börjar bli lite substans i applikationen. </text:p>
      <text:list xml:id="list21313775" text:continue-numbering="true" text:style-name="L1">
        <text:list-item>
          <text:p text:style-name="P8">Grundstruktur av layouten</text:p>
        </text:list-item>
        <text:list-item>
          <text:p text:style-name="P8">CSS-classer för grid-layout</text:p>
        </text:list-item>
        <text:list-item>
          <text:p text:style-name="P8">Omstrukturering av modellernas view-filer</text:p>
        </text:list-item>
        <text:list-item>
          <text:p text:style-name="P8">Grundläggande styling av diverse formulär</text:p>
        </text:list-item>
      </text:list>
      <text:h text:style-name="Heading_20_3" text:outline-level="3">Sumering</text:h>
      <text:p text:style-name="Text_20_body">Brörjade veckan med tesning som planerat, fick en mer eller mindre "komplett" tesning av Bryggerierna som kommer göra det enklare att fortsätta på de andra modellerna. I onsdags på föreläsningen kom det dock upp att vi skulle ha med oss gränssnitt-prototyper som ska arbetas med på workshoppen. Så fick sadla om och fokusera mer på design-biten resten av veckan för att ha något att jobba med då.</text:p>
      <text:p text:style-name="Text_20_body"/>
      <text:p text:style-name="Text_20_body"/>
      <text:p text:style-name="Text_20_body"/>
      <text:h text:style-name="P4" text:outline-level="2"><text:soft-page-break/>Iteration 6</text:h>
      <text:h text:style-name="Heading_20_3" text:outline-level="3">Veckorstart</text:h>
      <text:p text:style-name="P2">Mosa på, se till att det kommer upp publika sidor för öl och bryggerier, mer styling så dessa blir ordentligt genomarbetade och tilltalande för besökare. Går det bra sk jag även börja implementera användare och inloggning.</text:p>
      <text:list xml:id="list21295892" text:continue-numbering="true" text:style-name="L1">
        <text:list-item>
          <text:p text:style-name="P8">Användare, inloggning, registrering, användarnivåer(admin och användare)</text:p>
        </text:list-item>
        <text:list-item>
          <text:p text:style-name="P8">publika sidor öl-lista och bryggerilista, med sökning.</text:p>
        </text:list-item>
      </text:list>
      <text:h text:style-name="Heading_20_3" text:outline-level="3">Sumering</text:h>
      <text:p text:style-name="Text_20_body">Har vart en tuff vecka, har vart kaos på jobbet så har vart tvungen att jobba 35 timmar denna veckan. Har försökt nöta på projektet så mycket som möjligt endå och endå nöjd med min insats. Åter igen kom det med kort eller nästan ingen framförhållning fram att det ska vara workshop på gränssnittet och att det krävs ett ganska genomarbetat gränssnitt, så fick även denna veckan fokusera mycket mer på styling än vad jag hade velat.</text:p>
      <text:h text:style-name="P4" text:outline-level="2">Iteration 7</text:h>
      <text:h text:style-name="Heading_20_3" text:outline-level="3">Veckorstart</text:h>
      <text:p text:style-name="P2">Inget jobb alls denna veckan, så inga förutspådda förhinder. Ska få in funktionalitet så användare kan logga öl i sina "logg-böcker" och sen fokusera resten av tiden på styling så allt ser propert och snyggt ut.</text:p>
      <text:h text:style-name="Heading_20_3" text:outline-level="3">Sumering</text:h>
      <text:p text:style-name="Text_20_body">Stressig vecka då motivationen bara försvann helt. Har försökt kämpa och suttit framför datorn nästan hela veckan, men känns endå inte som man fått mycket gjort. Det är så många öppna trådar och oavslutade delar att man bara snurrar iväg på annat hela tiden. All funktionallitet är i det stora hela på plats. Det ser inte så vackert ut men man kan göra allt nu.</text:p>
      <text:h text:style-name="P4" text:outline-level="2">Iteration 8</text:h>
      <text:h text:style-name="Heading_20_3" text:outline-level="3">Veckorstart</text:h>
      <text:p text:style-name="P2">Sista slutspurten. Det ska redovisas, skapas PM, instruktions-film m.m. Ska Lägga resten av tiden fram till söndag natt på att finslipa så mycket det går. Göra instruktioner för installation. Utöka testerna. </text:p>
      <text:h text:style-name="Heading_20_3" text:outline-level="3">Sumering</text:h>
      <text:p text:style-name="Text_20_body">Har fått massor gjort, finslipat som tusan. Det känndes nästan kört i början på veckan och jag tykte det såg för djävligt ut rent sagt. Jag är jäkla nöjd över hur bra det endå blev nu i slutet, trodde jag inte för två veckor sedan. Dokumentationen och föreberedelsen inför redovisningen har tagit mycket tid denna veckan. Och det har krånglat något enormt med Heroku(skarp webserver) men det funkar ok nu i alla fall. Fick inte tid att göra mer tester, jag hoppas att de tester jag har räcker.</text:p>
      <text:p text:style-name="Text_20_body">Avslutat och klart, GG W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1S</meta:editing-duration>
    <meta:editing-cycles>25</meta:editing-cycles>
    <meta:generator>OpenOffice/4.0.1$Win32 OpenOffice.org_project/401m5$Build-9714</meta:generator>
    <dc:date>2014-06-09T01:15:46</dc:date>
    <meta:document-statistic meta:table-count="0" meta:image-count="0" meta:object-count="0" meta:page-count="4" meta:paragraph-count="81" meta:word-count="1275" meta:character-count="7453"/>
    <meta:user-defined meta:name="Info 1"/>
    <meta:user-defined meta:name="Info 2"/>
    <meta:user-defined meta:name="Info 3"/>
    <meta:user-defined meta:name="Info 4"/>
  </office:meta>
</office:document-meta>
</file>